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P16" style:family="paragraph" style:parent-style-name="Standard">
      <style:text-properties officeooo:rsid="0068e91f" officeooo:paragraph-rsid="0068e91f"/>
    </style:style>
    <style:style style:name="P17" style:family="paragraph" style:parent-style-name="Standard">
      <style:text-properties officeooo:rsid="006b57ce" officeooo:paragraph-rsid="006b57ce"/>
    </style:style>
    <style:style style:name="P18" style:family="paragraph" style:parent-style-name="Standard">
      <style:text-properties officeooo:rsid="006d0d93" officeooo:paragraph-rsid="006d0d93"/>
    </style:style>
    <style:style style:name="P19" style:family="paragraph" style:parent-style-name="Standard">
      <style:text-properties officeooo:rsid="006ed75f" officeooo:paragraph-rsid="006ed75f"/>
    </style:style>
    <style:style style:name="P20" style:family="paragraph" style:parent-style-name="Standard">
      <style:text-properties officeooo:rsid="0070cc7e" officeooo:paragraph-rsid="0070cc7e"/>
    </style:style>
    <style:style style:name="P21" style:family="paragraph" style:parent-style-name="Standard">
      <style:text-properties officeooo:rsid="0072beee" officeooo:paragraph-rsid="0072beee"/>
    </style:style>
    <style:style style:name="P22" style:family="paragraph" style:parent-style-name="Standard">
      <style:text-properties officeooo:rsid="0076791d" officeooo:paragraph-rsid="0076791d"/>
    </style:style>
    <style:style style:name="P23" style:family="paragraph" style:parent-style-name="Standard">
      <style:text-properties officeooo:rsid="007c8b7f" officeooo:paragraph-rsid="007c8b7f"/>
    </style:style>
    <style:style style:name="P24" style:family="paragraph" style:parent-style-name="Standard">
      <style:text-properties officeooo:rsid="007f8021" officeooo:paragraph-rsid="007f8021"/>
    </style:style>
    <style:style style:name="P25" style:family="paragraph" style:parent-style-name="Standard">
      <style:text-properties officeooo:rsid="00826461" officeooo:paragraph-rsid="00826461"/>
    </style:style>
    <style:style style:name="P26" style:family="paragraph" style:parent-style-name="Standard">
      <style:text-properties officeooo:rsid="0082d9b0" officeooo:paragraph-rsid="0082d9b0"/>
    </style:style>
    <style:style style:name="P27" style:family="paragraph" style:parent-style-name="Standard">
      <style:text-properties officeooo:rsid="00830436" officeooo:paragraph-rsid="00830436"/>
    </style:style>
    <style:style style:name="P28" style:family="paragraph" style:parent-style-name="Standard">
      <style:text-properties officeooo:rsid="00856481" officeooo:paragraph-rsid="00856481"/>
    </style:style>
    <style:style style:name="P29" style:family="paragraph" style:parent-style-name="Standard">
      <style:text-properties officeooo:rsid="008851ba" officeooo:paragraph-rsid="008851ba"/>
    </style:style>
    <style:style style:name="P30" style:family="paragraph" style:parent-style-name="Standard">
      <style:text-properties officeooo:rsid="007c8b7f" officeooo:paragraph-rsid="007c8b7f"/>
    </style:style>
    <style:style style:name="P31" style:family="paragraph" style:parent-style-name="Standard">
      <style:text-properties officeooo:rsid="008a10ab" officeooo:paragraph-rsid="008a10ab"/>
    </style:style>
    <style:style style:name="P32" style:family="paragraph" style:parent-style-name="Standard">
      <style:text-properties officeooo:rsid="008bd764" officeooo:paragraph-rsid="008bd764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  <style:style style:name="T35" style:family="text">
      <style:text-properties officeooo:rsid="00672959"/>
    </style:style>
    <style:style style:name="T36" style:family="text">
      <style:text-properties officeooo:rsid="0067cd8c"/>
    </style:style>
    <style:style style:name="T37" style:family="text">
      <style:text-properties officeooo:rsid="0067d3aa"/>
    </style:style>
    <style:style style:name="T38" style:family="text">
      <style:text-properties officeooo:rsid="006b3e2a"/>
    </style:style>
    <style:style style:name="T39" style:family="text">
      <style:text-properties officeooo:rsid="007178f2"/>
    </style:style>
    <style:style style:name="T40" style:family="text">
      <style:text-properties officeooo:rsid="00719ee0"/>
    </style:style>
    <style:style style:name="T41" style:family="text">
      <style:text-properties officeooo:rsid="0074143c"/>
    </style:style>
    <style:style style:name="T42" style:family="text">
      <style:text-properties officeooo:rsid="00775cab"/>
    </style:style>
    <style:style style:name="T43" style:family="text">
      <style:text-properties officeooo:rsid="0078c20f"/>
    </style:style>
    <style:style style:name="T44" style:family="text">
      <style:text-properties officeooo:rsid="007a2240"/>
    </style:style>
    <style:style style:name="T45" style:family="text">
      <style:text-properties officeooo:rsid="007ca402"/>
    </style:style>
    <style:style style:name="T46" style:family="text">
      <style:text-properties officeooo:rsid="008533c6"/>
    </style:style>
    <style:style style:name="T47" style:family="text">
      <style:text-properties officeooo:rsid="0088094a"/>
    </style:style>
    <style:style style:name="T48" style:family="text">
      <style:text-properties officeooo:rsid="0088279e"/>
    </style:style>
    <style:style style:name="T49" style:family="text">
      <style:text-properties officeooo:rsid="00884735"/>
    </style:style>
    <style:style style:name="T50" style:family="text">
      <style:text-properties officeooo:rsid="008aa558"/>
    </style:style>
    <style:style style:name="T51" style:family="text">
      <style:text-properties officeooo:rsid="008bf5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><text:a xlink:type="simple" xlink:href="https://www.w3.org/TR/rdf-sparql-XMLres/" text:style-name="Internet_20_link" text:visited-style-name="Visited_20_Internet_20_Link">https://www.w3.org/TR/rdf-sparql-XMLres/</text:a></text:p>
      <text:p text:style-name="P11"><text:a xlink:type="simple" xlink:href="https://www.w3.org/TR/rdf-sparql-protocol/" text:style-name="Internet_20_link" text:visited-style-name="Visited_20_Internet_20_Link">https://www.w3.org/TR/rdf-sparql-protocol/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 <text:span text:style-name="T35">SPARQL </text:span><text:span text:style-name="T36">sadrzi mogucnost za upite potrebnih I opcionih graf paterna zajedno sa njihovim konjunkcijom I disjunkcijom. </text:span><text:span text:style-name="T37">SPARQL takode podrzava prosirivo testiranje vrednosti I ogranicavajuce upite.</text:span></text:p>
      <text:p text:style-name="P15"/>
      <text:p text:style-name="P16">RDF je se cesto koristi za reprezentaciju licne informacije, socialne mreze, metadata za digitalne artifakte, kao I sredstvo integracije razlicitih izvora informacija. <text:span text:style-name="T38">OVA</text:span> specifikacija definise sintaksu I semantiku SPARQL upitnog jezika <text:span text:style-name="T38">za RDF.</text:span></text:p>
      <text:p text:style-name="P17">SPARQL upitni jezik za RDF je dizajniran da ispuni slucajeve upotrebe I zahteve identifikovane by the RDF Data Access Working Group in RDF Data Access Use Cases and Requirements [UCNR].</text:p>
      <text:p text:style-name="P11"/>
      <text:p text:style-name="P11"/>
      <text:p text:style-name="P18"><text:soft-page-break/>RDF </text:p>
      <text:p text:style-name="P18"/>
      <text:p text:style-name="P18">https://en.wikipedia.org/wiki/Semantic_triple</text:p>
      <text:p text:style-name="P11"><text:a xlink:type="simple" xlink:href="https://www.w3.org/RDF/" text:style-name="Internet_20_link" text:visited-style-name="Visited_20_Internet_20_Link">https://www.w3.org/RDF/</text:a></text:p>
      <text:p text:style-name="P11"><text:a xlink:type="simple" xlink:href="https://en.wikipedia.org/wiki/Resource_Description_Framework" text:style-name="Internet_20_link" text:visited-style-name="Visited_20_Internet_20_Link">https://en.wikipedia.org/wiki/Resource_Description_Framework</text:a></text:p>
      <text:p text:style-name="P11"><text:a xlink:type="simple" xlink:href="https://www.ontotext.com/knowledgehub/fundamentals/what-is-rdf/" text:style-name="Internet_20_link" text:visited-style-name="Visited_20_Internet_20_Link">https://www.ontotext.com/knowledgehub/fundamentals/what-is-rdf/</text:a></text:p>
      <text:p text:style-name="P11"><text:a xlink:type="simple" xlink:href="https://www.oxfordsemantic.tech/fundamentals/what-is-rdf" text:style-name="Internet_20_link" text:visited-style-name="Visited_20_Internet_20_Link">https://www.oxfordsemantic.tech/fundamentals/what-is-rdf</text:a></text:p>
      <text:p text:style-name="P11"/>
      <text:p text:style-name="P19">RDF je standardni model za razmenu podataka na web-u. RDF ima karakteristike koje olaksavaju integrisanje podataka cak I ako se njihove gradivne seme razlikuju, I specificno podrzava evoluciju sema tokom vremena bez zahtevanja izmena nad svim potrosacima podataka. </text:p>
      <text:p text:style-name="P20">RDF <text:span text:style-name="T39">nadograduje povezivajucu strukturu web-a koristeci URI za zadavanje imena vezi izmedu stvari, kao I samim tim stvarima koje su povezane. Ovaj odnos ze naziva trojka. Koristeci ovaj jednostavan model, omoguceno je mesanje struktuiranih I delimicno struktuiranih podataka, izlozenih I deljenih </text:span><text:span text:style-name="T40">preko razlicitih aplikacija.</text:span></text:p>
      <text:p text:style-name="P21">Povezivajuca struktura formira usmeren, oznacen grah, na kojem ivice predstavljaju imenovanu vezu izmedu dva resursa, predstavljena cvorevima grafa. <text:span text:style-name="T41">Ovakav prikaz grafa je najlaski mentalni model model za RDF I cesto je upotrebljen u easy-to-understand vizualnim objasnjenjima.</text:span></text:p>
      <text:p text:style-name="P10"/>
      <text:p text:style-name="P22">RDF je standard za razmenu podataka koji se koristi za predstavljanje podataka visoke medusobne povezanosti. <text:span text:style-name="T42">Svaki RDF iskaz je struktura sastavljena od tri resursa, pri cemu je svaki resurs identifikovan </text:span><text:span text:style-name="T43">sopstvenim</text:span><text:span text:style-name="T42"> URI. </text:span><text:span text:style-name="T44">Predstavljanje podataka u RDF uklanja se dvoznacnost informacija omogucuje jednostavno identifikovanje I medusobno povezivanje.</text:span></text:p>
      <text:p text:style-name="P22"/>
      <text:p text:style-name="P23">RDF oznacava Resource Description Framework koji je standard za opisivanje web resursa I razmenu podataka, razvijen I standardizovan od strane World Wide Web Consortium (W3C). <text:span text:style-name="T45">Postoje razni alati za rukovanje podacima, jos specificnije rukovanje vezama izmedu podataka, RDF je najlaksi, najjaci I ekspresivniji standard trenutno dostupan.</text:span></text:p>
      <text:p text:style-name="P23"/>
      <text:p text:style-name="P24">Sta je RDF?</text:p>
      <text:p text:style-name="P24">RDF je generalni metod opisivanja podataka difinisuci veze izmedu objekata podataka.</text:p>
      <text:p text:style-name="P24">Zasto je RDF jednostavan I fleksibilan model podataka?</text:p>
      <text:p text:style-name="P24">RDF omogucuje efikasanu integraciju podataka iz vise izvora, odvajajuci podatke od njihove seme. Ovo omogucuje da se vise sema primenjuje, medusobno povezuje, upituje kao nad jenom, I vrse izmene nad njima bez premene konkretnih instanci podataka.</text:p>
      <text:p text:style-name="P25">Oko cega je RDF napravljen?</text:p>
      <text:p text:style-name="P25">RDF je napravljen okok postojucih web standarda: XML I URL(URI).</text:p>
      <text:p text:style-name="P26"/>
      <text:p text:style-name="P26">RDF torjka</text:p>
      <text:p text:style-name="P26">RDF povezuje delove podataka preko trojke.</text:p>
      <text:p text:style-name="P27">RDF izraz navodi cinjenice, veze I podatke vezivajuci resurse drugacijih tipova. Pomocu RDF izjava skoro bilo sta moze biti izrazeno pomocu uniformne strukture, sastojane od tri povezana dela podataka. </text:p>
      <text:p text:style-name="P27"/>
      <text:p text:style-name="P27">..<text:span text:style-name="T46">zadat random primer</text:span></text:p>
      <text:p text:style-name="P27"/>
      <text:p text:style-name="P28">Ovo je nacin na koji RDF model trojki <text:span text:style-name="T47">omogucuje bilo kakvim podacima </text:span><text:span text:style-name="T48">pristup </text:span><text:span text:style-name="T49">neogranicenom povezivanju sa drugip podacima, Ove trojke postaju gradivni blokovi za vecu, fleksibilniju I bogatiju strukturu medusobno povezanih podataka.</text:span></text:p>
      <text:p text:style-name="P29">Vazno je napomenuti da svi podaci, nezavison od formata, mogu biti predstavljeni RDF-om. </text:p>
      <text:p text:style-name="P23"/>
      <text:p text:style-name="P23"/>
      <text:p text:style-name="P31"><text:soft-page-break/>RDF model podataka sacijen od grafova, napravljen od strane W3C, namenjen da nudi univerzalni standard za informacije dostupne na web-u I ucini laksim <text:span text:style-name="T50">spajanje razlicitih izvora podataka. Osnova je za koncepte poput SPARQL, OWL, I temelj semantickog web-a.</text:span></text:p>
      <text:p text:style-name="P32">RDF baza podataka je sacinjena od subjekat-predikat-objekat trojki, koje formiraju jednostavan usmeren graf. Svaki element trojke je URI (uniform resource identifier), literal (konkretna vrednost: broj/string…) ili prazan cvor. <text:span text:style-name="T51">Kako su URI superset nad URL, korisnuku je lakse da locira web stranice odgovarajuce za resurs u grafu.</text:span></text:p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12T05:15:30.792812587</dc:date>
    <meta:editing-duration>P1DT14H44M58S</meta:editing-duration>
    <meta:editing-cycles>63</meta:editing-cycles>
    <meta:document-statistic meta:table-count="0" meta:image-count="0" meta:object-count="0" meta:page-count="4" meta:paragraph-count="63" meta:word-count="1475" meta:character-count="10584" meta:non-whitespace-character-count="9152"/>
  </office:meta>
</office:document-meta>
</file>